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P4" style:family="paragraph" style:parent-style-name="Standard">
      <style:text-properties fo:font-weight="bold" officeooo:rsid="0005932d" officeooo:paragraph-rsid="0005932d" style:font-weight-asian="bold" style:font-weight-complex="bold"/>
    </style:style>
    <style:style style:name="P5" style:family="paragraph" style:parent-style-name="Standard">
      <style:text-properties fo:font-weight="bold" officeooo:rsid="0005932d" officeooo:paragraph-rsid="000700ec" style:font-weight-asian="bold" style:font-weight-complex="bold"/>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font-weight="normal" officeooo:rsid="00066ad4" style:font-weight-asian="normal" style:font-weight-complex="normal"/>
    </style:style>
    <style:style style:name="T6" style:family="text">
      <style:text-properties fo:text-transform="uppercas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6">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text:p text:style-name="P2"><text:span text:style-name="T3"/></text:p>
      <text:p text:style-name="P2"><text:span text:style-name="T3"/></text:p>
      <text:p text:style-name="P2"><text:span text:style-name="T3"/></text:p>
      <text:p text:style-name="P2"><text:span text:style-name="T3"/></text:p>
      <text:p text:style-name="P4"><text:soft-page-break/>03. IDENTITY CONVERSION</text:p>
      <text:p text:style-name="P4"><text:tab/><text:span text:style-name="T3">In Java, the concept of Identity Conversion refers to the conversion of a value from one type to the same type. </text:span><text:span text:style-name="T5">In i</text:span><text:span text:style-name="T3">dentity Conversion, no actual conversion is performed on the value itself.</text:span></text:p>
      <text:p text:style-name="P4"><text:span text:style-name="T3"/></text:p>
      <text:p text:style-name="P4"><text:span text:style-name="T3"><text:tab/>int number = </text:span><text:span text:style-name="T5">25</text:span><text:span text:style-name="T3">;</text:span></text:p>
      <text:p text:style-name="P4"><text:span text:style-name="T3"><text:tab/>long longNumber = number;</text:span></text:p>
      <text:p text:style-name="P4"><text:span text:style-name="T3"/></text:p>
      <text:p text:style-name="P5"><text:span text:style-name="T3"><text:tab/>short shortNum = 123;</text:span></text:p>
      <text:p text:style-name="P5"><text:span text:style-name="T3"><text:tab/>int intNum = shortNu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12:30:19.897496627</dc:date>
    <meta:editing-duration>PT1H10M24S</meta:editing-duration>
    <meta:editing-cycles>4</meta:editing-cycles>
    <meta:document-statistic meta:table-count="0" meta:image-count="0" meta:object-count="0" meta:page-count="2" meta:paragraph-count="27" meta:word-count="424" meta:character-count="2869" meta:non-whitespace-character-count="2447"/>
  </office:meta>
</office:document-meta>
</file>